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c93" officeooo:paragraph-rsid="0013ac93"/>
    </style:style>
    <style:style style:name="P2" style:family="paragraph" style:parent-style-name="Standard">
      <style:text-properties officeooo:rsid="0013ac93" officeooo:paragraph-rsid="0013ac93"/>
    </style:style>
    <style:style style:name="P3" style:family="paragraph" style:parent-style-name="Standard">
      <style:text-properties officeooo:rsid="0015404b" officeooo:paragraph-rsid="0015404b"/>
    </style:style>
    <style:style style:name="P4" style:family="paragraph" style:parent-style-name="Standard">
      <style:text-properties officeooo:rsid="00170f54" officeooo:paragraph-rsid="00170f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plir les caractères ou les chaines de caractère pour s'améliorer en JavaScript.</text:p>
      <text:p text:style-name="P1"/>
      <text:p text:style-name="P1">Traduire en francais pour comprendre au mieux l'exercice et le retraduire en JavaScript.</text:p>
      <text:p text:style-name="P1"/>
      <text:p text:style-name="P1">Aussi refaire les exercices Calcul Mental, Calculatrice et aussi la Moyenne.</text:p>
      <text:p text:style-name="P1"/>
      <text:p text:style-name="P1">Pour comprendre le JavaScript il faut de l'entrainement ( Eloquent JavaScript ).</text:p>
      <text:p text:style-name="P1"/>
      <text:p text:style-name="P1">Pour la suite refaire les exercices au fur et à mesure.</text:p>
      <text:p text:style-name="P1"/>
      <text:p text:style-name="P1"/>
      <text:p text:style-name="P1"/>
      <text:p text:style-name="P3">(</text:p>
      <text:p text:style-name="P3"/>
      <text:p text:style-name="P4">&lt;!DOCTYPE html&gt;</text:p>
      <text:p text:style-name="P4"/>
      <text:p text:style-name="P4">&lt;html&gt;</text:p>
      <text:p text:style-name="P4"/>
      <text:p text:style-name="P4"><text:s text:c="2"/>&lt;head&gt;</text:p>
      <text:p text:style-name="P4"/>
      <text:p text:style-name="P4"><text:s text:c="4"/>&lt;meta charset="utf-8"&gt;</text:p>
      <text:p text:style-name="P4"/>
      <text:p text:style-name="P4"><text:s text:c="4"/>&lt;title&gt;Calculette EXEMPLE &amp; CORRECTION&lt;/title&gt;</text:p>
      <text:p text:style-name="P4"/>
      <text:p text:style-name="P4"/>
      <text:p text:style-name="P4"/>
      <text:p text:style-name="P4">&lt;script type="text/javascript"&gt;</text:p>
      <text:p text:style-name="P4"/>
      <text:p text:style-name="P4"/>
      <text:p text:style-name="P4"/>
      <text:p text:style-name="P4">// récupérer une opération</text:p>
      <text:p text:style-name="P4"/>
      <text:p text:style-name="P4"/>
      <text:p text:style-name="P4"/>
      <text:p text:style-name="P4">var operation = prompt('operation : + - * /');</text:p>
      <text:p text:style-name="P4"/>
      <text:p text:style-name="P4">//prompt est toujours utilisé pour récupérer une information, propre au JS.</text:p>
      <text:p text:style-name="P4"/>
      <text:p text:style-name="P4"/>
      <text:p text:style-name="P4"/>
      <text:p text:style-name="P4">// récupérer une 1ère valeur</text:p>
      <text:p text:style-name="P4"/>
      <text:p text:style-name="P4"/>
      <text:p text:style-name="P4"/>
      <text:p text:style-name="P4">var valeur1 = parseInt(prompt('valeur1? '));</text:p>
      <text:p text:style-name="P4"/>
      <text:p text:style-name="P4"/>
      <text:p text:style-name="P4"/>
      <text:p text:style-name="P4">// récupérer une 2ème valeur</text:p>
      <text:p text:style-name="P4"/>
      <text:p text:style-name="P4"/>
      <text:p text:style-name="P4"/>
      <text:p text:style-name="P4"><text:soft-page-break/>var valeur2 = parseInt(prompt('valeur2? '));</text:p>
      <text:p text:style-name="P4"/>
      <text:p text:style-name="P4"/>
      <text:p text:style-name="P4"/>
      <text:p text:style-name="P4">// calculer le résultat de l'opération</text:p>
      <text:p text:style-name="P4"/>
      <text:p text:style-name="P4"/>
      <text:p text:style-name="P4"/>
      <text:p text:style-name="P4">// Si les valeurs numériques sont invalides.</text:p>
      <text:p text:style-name="P4"/>
      <text:p text:style-name="P4">if( isNaN( valeur1 ) == true || isNaN( valeur2 ) == true ) {</text:p>
      <text:p text:style-name="P4"/>
      <text:p text:style-name="P4"><text:s text:c="2"/>// Le == true peut être enlevé quand on sait que true est égal à true et false est égal à false. Il s'agit de double négation.</text:p>
      <text:p text:style-name="P4"/>
      <text:p text:style-name="P4"><text:s text:c="2"/>//isNaN n'est pas un nombre, true si c'est un nombre et false si c'est pas un nombre.</text:p>
      <text:p text:style-name="P4"/>
      <text:p text:style-name="P4"><text:s text:c="2"/>alert('valeurs invalides');</text:p>
      <text:p text:style-name="P4"/>
      <text:p text:style-name="P4">} else { //sinon</text:p>
      <text:p text:style-name="P4"/>
      <text:p text:style-name="P4"><text:s text:c="2"/>var resultat ;</text:p>
      <text:p text:style-name="P4"/>
      <text:p text:style-name="P4">// Je déclare au départ à l'opération qu'il y aura potentiellement un résultat, à la place de le réécrire à chaque fois après les opérations.</text:p>
      <text:p text:style-name="P4"/>
      <text:p text:style-name="P4"/>
      <text:p text:style-name="P4"/>
      <text:p text:style-name="P4"><text:s text:c="2"/>/*if(operation == '+')</text:p>
      <text:p text:style-name="P4"/>
      <text:p text:style-name="P4"><text:s text:c="4"/>resultat = valeur1 + valeur2;</text:p>
      <text:p text:style-name="P4"/>
      <text:p text:style-name="P4"><text:s text:c="2"/>//parseInt permet de transformer une chaîne de caractères en nombres. Il permet d'assurer des types de données.</text:p>
      <text:p text:style-name="P4"/>
      <text:p text:style-name="P4"><text:s text:c="2"/>//parseFloat pour les valeurs décimales.</text:p>
      <text:p text:style-name="P4"/>
      <text:p text:style-name="P4"><text:s text:c="2"/>else if(operation == '-')</text:p>
      <text:p text:style-name="P4"/>
      <text:p text:style-name="P4"><text:s text:c="4"/>resultat = valeur1 - valeur2;</text:p>
      <text:p text:style-name="P4"/>
      <text:p text:style-name="P4"><text:s text:c="2"/>else if(operation == '*')</text:p>
      <text:p text:style-name="P4"/>
      <text:p text:style-name="P4"><text:s text:c="4"/>resultat = valeur1 * valeur2;</text:p>
      <text:p text:style-name="P4"/>
      <text:p text:style-name="P4"><text:s text:c="2"/>else if(operation == '/')</text:p>
      <text:p text:style-name="P4"/>
      <text:p text:style-name="P4"><text:s text:c="4"/>resultat = valeur1 / valeur2;</text:p>
      <text:p text:style-name="P4"/>
      <text:p text:style-name="P4"><text:s text:c="2"/>else</text:p>
      <text:p text:style-name="P4"/>
      <text:p text:style-name="P4"><text:s text:c="4"/>alert('operation invalide'); //si l'utilisateur met autre chose que "+,-,*,/".*/</text:p>
      <text:p text:style-name="P4"><text:soft-page-break/></text:p>
      <text:p text:style-name="P4"/>
      <text:p text:style-name="P4"/>
      <text:p text:style-name="P4"><text:s text:c="4"/>switch (operation) {</text:p>
      <text:p text:style-name="P4"/>
      <text:p text:style-name="P4"><text:s text:c="6"/>case '+':</text:p>
      <text:p text:style-name="P4"/>
      <text:p text:style-name="P4"><text:s text:c="8"/>resultat = valeur1 + valeur2;</text:p>
      <text:p text:style-name="P4"/>
      <text:p text:style-name="P4"><text:s text:c="8"/>break;</text:p>
      <text:p text:style-name="P4"/>
      <text:p text:style-name="P4"><text:s text:c="6"/>case '-':</text:p>
      <text:p text:style-name="P4"/>
      <text:p text:style-name="P4"><text:s text:c="6"/>resultat = valeur1 - valeur2;</text:p>
      <text:p text:style-name="P4"/>
      <text:p text:style-name="P4"><text:s text:c="8"/>break;</text:p>
      <text:p text:style-name="P4"/>
      <text:p text:style-name="P4"><text:s text:c="6"/>case '*':</text:p>
      <text:p text:style-name="P4"/>
      <text:p text:style-name="P4"><text:s text:c="6"/>resultat = valeur1 * valeur2;</text:p>
      <text:p text:style-name="P4"/>
      <text:p text:style-name="P4"><text:s text:c="8"/>break;</text:p>
      <text:p text:style-name="P4"/>
      <text:p text:style-name="P4"><text:s text:c="6"/>case '/':</text:p>
      <text:p text:style-name="P4"/>
      <text:p text:style-name="P4"><text:s text:c="6"/>resultat = valeur1 / valeur2;</text:p>
      <text:p text:style-name="P4"/>
      <text:p text:style-name="P4"><text:s text:c="8"/>break;</text:p>
      <text:p text:style-name="P4"/>
      <text:p text:style-name="P4"><text:s text:c="6"/>default:</text:p>
      <text:p text:style-name="P4"/>
      <text:p text:style-name="P4"><text:s text:c="8"/>alert('operation invalide');</text:p>
      <text:p text:style-name="P4"/>
      <text:p text:style-name="P4"><text:s text:c="4"/>}</text:p>
      <text:p text:style-name="P4"/>
      <text:p text:style-name="P4"/>
      <text:p text:style-name="P4"/>
      <text:p text:style-name="P4">// affiche le résultat</text:p>
      <text:p text:style-name="P4"/>
      <text:p text:style-name="P4">/*if( resultat ) // si le résultat existe et a une valeur.</text:p>
      <text:p text:style-name="P4"/>
      <text:p text:style-name="P4"><text:s text:c="2"/>alert('resultat :' + resultat);*/</text:p>
      <text:p text:style-name="P4"/>
      <text:p text:style-name="P4"/>
      <text:p text:style-name="P4"/>
      <text:p text:style-name="P4">alert( resultat ? 'resultat :' + resultat : 'Calcul invalide' );</text:p>
      <text:p text:style-name="P4"/>
      <text:p text:style-name="P4">}</text:p>
      <text:p text:style-name="P4"/>
      <text:p text:style-name="P4"/>
      <text:p text:style-name="P4"/>
      <text:p text:style-name="P4"><text:s text:c="2"/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03:34.169000000</meta:creation-date>
    <dc:date>2016-08-04T11:38:31.117000000</dc:date>
    <meta:editing-duration>PT1H19M9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3" meta:paragraph-count="62" meta:word-count="360" meta:character-count="2378" meta:non-whitespace-character-count="1920"/>
  </office:meta>
</office:document-meta>
</file>